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2083in" loext:contextual-spacing="false" fo:line-height="175%" fo:padding="0in" fo:border="none"/>
    </style:style>
    <style:style style:name="P2" style:family="paragraph" style:parent-style-name="Standard">
      <style:paragraph-properties fo:margin-top="0.2083in" fo:margin-bottom="0.2083in" loext:contextual-spacing="false" fo:line-height="175%" fo:padding="0in" fo:border="none"/>
    </style:style>
    <style:style style:name="P3" style:family="paragraph" style:parent-style-name="Standard" style:list-style-name="WWNum3">
      <style:paragraph-properties fo:margin-left="0.5in" fo:margin-right="0in" fo:margin-top="0.2083in" fo:margin-bottom="0in" loext:contextual-spacing="false" fo:line-height="100%" fo:text-indent="-0.25in" style:auto-text-indent="false" fo:padding="0in" fo:border="none"/>
    </style:style>
    <style:style style:name="P4"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5"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3">
      <style:paragraph-properties fo:margin-left="0.5in" fo:margin-right="0in" fo:margin-top="0in" fo:margin-bottom="0.2083in" loext:contextual-spacing="false" fo:line-height="100%" fo:text-indent="-0.25in" style:auto-text-indent="false" fo:padding="0in" fo:border="none"/>
    </style:style>
    <style:style style:name="P8" style:family="paragraph" style:parent-style-name="Standard" style:list-style-name="WWNum1">
      <style:paragraph-properties fo:margin-left="0.5in" fo:margin-right="0in" fo:margin-top="0in" fo:margin-bottom="0.2083in" loext:contextual-spacing="false" fo:line-height="100%" fo:text-indent="-0.25in" style:auto-text-indent="false" fo:padding="0in" fo:border="non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paragraph-properties fo:margin-top="0.2083in" fo:margin-bottom="0in" loext:contextual-spacing="false" fo:line-height="175%" fo:padding="0in" fo:border="none"/>
    </style:style>
    <style:style style:name="P11" style:family="paragraph" style:parent-style-name="Heading_20_1" style:master-page-name="Standard">
      <style:paragraph-properties style:page-number="1"/>
    </style:style>
    <style:style style:name="T1" style:family="text">
      <style:text-properties style:font-name="Roboto" fo:font-size="10.5pt" style:font-name-asian="Roboto1" style:font-size-asian="10.5pt" style:font-name-complex="Roboto1" style:font-size-complex="10.5pt"/>
    </style:style>
    <style:style style:name="T2" style:family="text">
      <style:text-properties fo:font-size="13pt" fo:font-weight="bold" style:font-size-asian="13pt" style:font-weight-asian="bold" style:font-size-complex="13pt"/>
    </style:style>
    <style:style style:name="T3"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ig9mhn4oxban"/>Skills and steps required to integrate opencv with camera module for real time object detection</text:p>
      <text:p text:style-name="P1"><text:span text:style-name="T1">Integrating OpenCV with a camera module for real-time object detection requires a combination of technical skills and knowledge. Here are the steps and skills required to achieve this:</text:span></text:p>
      <text:p text:style-name="P2"><text:span text:style-name="T1">Steps:</text:span></text:p>
      <text:list xml:id="list629422822" text:style-name="WWNum3">
        <text:list-item>
          <text:p text:style-name="P3"><text:span text:style-name="T1">Choose a Camera Module: The first step is to choose a camera module that is compatible with OpenCV and supports real-time video streaming. The Raspberry Pi camera module is a popular option that can be easily integrated with OpenCV.</text:span></text:p>
        </text:list-item>
        <text:list-item>
          <text:p text:style-name="P5"><text:span text:style-name="T1">Install OpenCV: You need to install OpenCV on your system. This can be done using a package manager such as pip or conda, or by building OpenCV from source. Make sure to install the version of OpenCV that supports real-time object detection.</text:span></text:p>
        </text:list-item>
        <text:list-item>
          <text:p text:style-name="P5"><text:span text:style-name="T1">Connect the Camera Module: Connect the camera module to your system and configure it to stream video in real-time. You can use the cv2.VideoCapture() function in OpenCV to capture video frames from the camera.</text:span></text:p>
        </text:list-item>
        <text:list-item>
          <text:p text:style-name="P5"><text:span text:style-name="T1">Load the Object Detection Model: You need to choose an object detection model that can detect objects in real-time. Popular options include the YOLO (You Only Look Once) and SSD (Single Shot Detector) models. You can load the model using OpenCV's DNN (Deep Neural Network) module.</text:span></text:p>
        </text:list-item>
        <text:list-item>
          <text:p text:style-name="P5"><text:span text:style-name="T1">Process Video Frames: Once you have loaded the object detection model, you can use it to process video frames in real-time. You need to preprocess the video frames before passing them to the object detection model. This involves resizing the frames, normalizing the pixel values, and converting them to the appropriate color space.</text:span></text:p>
        </text:list-item>
        <text:list-item>
          <text:p text:style-name="P5"><text:span text:style-name="T1">Draw Bounding Boxes: After detecting objects in the video frames, you need to draw bounding boxes around them to highlight their locations. You can use OpenCV's drawing functions for this.</text:span></text:p>
        </text:list-item>
        <text:list-item>
          <text:p text:style-name="P7"><text:span text:style-name="T1">Display the Video Stream: Finally, you can display the video stream with the bounding boxes using OpenCV's imshow() function.</text:span></text:p>
        </text:list-item>
      </text:list>
      <text:p text:style-name="P2"><text:span text:style-name="T1">Skills:</text:span></text:p>
      <text:list xml:id="list3477820178" text:style-name="WWNum1">
        <text:list-item>
          <text:p text:style-name="P4"><text:span text:style-name="T1">Python Programming: OpenCV is typically used with the Python programming language, so you need to be proficient in Python programming.</text:span></text:p>
        </text:list-item>
        <text:list-item>
          <text:p text:style-name="P6"><text:span text:style-name="T1">Image Processing and Computer Vision: You need to have a strong understanding of image processing and computer vision concepts such as object detection, feature extraction, and image classification.</text:span></text:p>
        </text:list-item>
        <text:list-item>
          <text:p text:style-name="P6"><text:span text:style-name="T1">OpenCV Library: You need to have a good understanding of the OpenCV library and its various functions and modules.</text:span></text:p>
        </text:list-item>
        <text:list-item>
          <text:p text:style-name="P6"><text:span text:style-name="T1">Deep Learning: You need to have some experience in deep learning and neural networks, as object detection models are typically based on deep learning algorithms.</text:span></text:p>
        </text:list-item>
        <text:list-item>
          <text:p text:style-name="P8"><text:span text:style-name="T1">Performance Optimization: Real-time object detection requires high-performance computing, so you need to have some experience in optimizing code for performance. This may involve using multi-threading or GPU acceleration.</text:span></text:p>
        </text:list-item>
      </text:list>
      <text:p text:style-name="P10"><text:span text:style-name="T1">Overall, integrating OpenCV with a camera module for real-time object detection requires a combination of technical skills and knowledge. With the right skills and experience, you can build powerful computer vision applications that can detect objects in real-time video streams.</text:span></text:p>
      <text:p text:style-name="Standard"/>
      <text:p text:style-name="Standard"/>
      <text:p text:style-name="Heading_20_1"><text:bookmark text:name="_xfia7puy97th"/>FLOWCHART FOR THE SAME</text:p>
      <text:list xml:id="list348810019" text:style-name="WWNum2">
        <text:list-item>
          <text:p text:style-name="P9"><text:span text:style-name="T2">Start</text:span></text:p>
        </text:list-item>
        <text:list-item>
          <text:p text:style-name="P9"><text:span text:style-name="T2">Choose a compatible camera module</text:span></text:p>
        </text:list-item>
        <text:list-item>
          <text:p text:style-name="P9"><text:span text:style-name="T2">Install OpenCV on your system</text:span></text:p>
        </text:list-item>
        <text:list-item>
          <text:p text:style-name="P9"><text:span text:style-name="T2">Connect the camera module to your system</text:span></text:p>
        </text:list-item>
        <text:list-item>
          <text:p text:style-name="P9"><text:span text:style-name="T2">Configure the camera to stream video in real-time</text:span></text:p>
        </text:list-item>
        <text:list-item>
          <text:p text:style-name="P9"><text:soft-page-break/><text:span text:style-name="T2">Load the object detection model using OpenCV's DNN module</text:span></text:p>
        </text:list-item>
        <text:list-item>
          <text:p text:style-name="P9"><text:span text:style-name="T2">Start a video stream using the cv2.VideoCapture() function</text:span></text:p>
        </text:list-item>
        <text:list-item>
          <text:p text:style-name="P9"><text:span text:style-name="T2">Read a video frame from the stream using the cap.read() function</text:span></text:p>
        </text:list-item>
        <text:list-item>
          <text:p text:style-name="P9"><text:span text:style-name="T2">Preprocess the video frame by resizing, normalizing pixel values, and converting to the appropriate color space</text:span></text:p>
        </text:list-item>
        <text:list-item>
          <text:p text:style-name="P9"><text:span text:style-name="T2">Pass the preprocessed video frame through the object detection model</text:span></text:p>
        </text:list-item>
        <text:list-item>
          <text:p text:style-name="P9"><text:span text:style-name="T2">Detect objects in the video frame using the object detection model</text:span></text:p>
        </text:list-item>
        <text:list-item>
          <text:p text:style-name="P9"><text:span text:style-name="T2">Draw bounding boxes around the detected objects using OpenCV's drawing functions</text:span></text:p>
        </text:list-item>
        <text:list-item>
          <text:p text:style-name="P9"><text:span text:style-name="T2">Display the video stream with the bounding boxes using OpenCV's imshow() function</text:span></text:p>
        </text:list-item>
        <text:list-item>
          <text:p text:style-name="P9"><text:span text:style-name="T2">Continue processing frames from the video stream until stopped</text:span></text:p>
        </text:list-item>
        <text:list-item>
          <text:p text:style-name="P9"><text:span text:style-name="T2">En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5pt" style:text-underline-style="none"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fo:font-size="14pt" style:text-underline-style="none" fo:font-weight="normal" style:font-name-asian="Arial1" style:font-family-asian="Arial"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623" meta:character-count="3894" meta:non-whitespace-character-count="3331"/>
    <meta:generator>LibreOfficeDev/6.0.5.2$Linux_X86_64 LibreOffice_project/</meta:generator>
  </office:meta>
</office:document-meta>
</file>